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/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2.649cm" fo:min-width="5.637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0.251cm" fo:min-width="5.637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6.749cm" fo:min-width="5.637cm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6.45cm" fo:min-width="5.637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2.249cm" fo:min-width="5.65cm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4.049cm" fo:min-width="12.1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0.251cm" fo:min-width="12.1cm"/>
    </style:style>
    <style:style style:name="gr8" style:family="graphic" style:parent-style-name="standard">
      <style:graphic-properties svg:stroke-color="#000000" draw:fill-color="#ffffff" draw:textarea-horizontal-align="justify" draw:textarea-vertical-align="top" draw:auto-grow-height="false" fo:min-height="2.85cm" fo:min-width="5.65cm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8.95cm" fo:min-width="5.65cm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6.549cm" fo:min-width="18.5cm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 fo:min-height="0.251cm" fo:min-width="18.5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18.5cm"/>
    </style:style>
    <style:style style:name="gr13" style:family="graphic" style:parent-style-name="standard">
      <style:graphic-properties svg:stroke-color="#000000" draw:fill-color="#ffffff" draw:textarea-horizontal-align="justify" draw:textarea-vertical-align="top" draw:auto-grow-height="false" fo:min-height="0.649cm" fo:min-width="18.5cm"/>
    </style:style>
    <style:style style:name="gr14" style:family="graphic" style:parent-style-name="standard">
      <style:graphic-properties svg:stroke-color="#000000" draw:fill-color="#ffffff" draw:textarea-horizontal-align="justify" draw:textarea-vertical-align="top" draw:auto-grow-height="false" fo:min-height="7.75cm" fo:min-width="5.637cm"/>
    </style:style>
    <style:style style:name="gr15" style:family="graphic" style:parent-style-name="standard">
      <style:graphic-properties svg:stroke-color="#000000" draw:fill-color="#ffffff" draw:textarea-horizontal-align="justify" draw:textarea-vertical-align="top" draw:auto-grow-height="false" fo:min-height="2.649cm" fo:min-width="5.65cm"/>
    </style:style>
    <style:style style:name="gr16" style:family="graphic" style:parent-style-name="standard">
      <style:graphic-properties svg:stroke-color="#000000" draw:fill-color="#ffffff" draw:textarea-horizontal-align="justify" draw:textarea-vertical-align="top" draw:auto-grow-height="false" fo:min-height="2.65cm" fo:min-width="5.65cm"/>
    </style:style>
    <style:style style:name="gr17" style:family="graphic" style:parent-style-name="standard">
      <style:graphic-properties svg:stroke-color="#000000" draw:fill-color="#ffffff" draw:textarea-horizontal-align="justify" draw:textarea-vertical-align="top" draw:auto-grow-height="false" fo:min-height="5.122cm" fo:min-width="12.1cm"/>
    </style:style>
    <style:style style:name="gr18" style:family="graphic" style:parent-style-name="standard">
      <style:graphic-properties svg:stroke-color="#000000" draw:fill-color="#ffffff" draw:textarea-horizontal-align="justify" draw:textarea-vertical-align="top" draw:auto-grow-height="false" fo:min-height="6.449cm" fo:min-width="12.1cm"/>
    </style:style>
    <style:style style:name="gr19" style:family="graphic" style:parent-style-name="standard">
      <style:graphic-properties svg:stroke-color="#000000" draw:fill-color="#ffffff" draw:textarea-horizontal-align="justify" draw:textarea-vertical-align="top" draw:auto-grow-height="false" fo:min-height="7.948cm" fo:min-width="5.637cm"/>
    </style:style>
    <style:style style:name="gr20" style:family="graphic" style:parent-style-name="standard">
      <style:graphic-properties svg:stroke-color="#000000" draw:fill-color="#ffffff" draw:textarea-horizontal-align="justify" draw:textarea-vertical-align="top" draw:auto-grow-height="false" fo:min-height="7.949cm" fo:min-width="5.6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style:font-name="Liberation Sans1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-color="#cccccc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style:font-name="Liberation Sans1" fo:font-size="8pt" style:font-size-asian="8pt" style:font-size-complex="8pt"/>
    </style:style>
    <style:style style:name="T2" style:family="text">
      <style:text-properties style:font-name="Lucida Console" fo:font-size="8pt" style:font-size-asian="8pt" style:font-size-complex="8pt"/>
    </style:style>
    <style:style style:name="T3" style:family="text">
      <style:text-properties style:font-name="Lucida Sans Unicode" fo:font-size="8pt" style:font-size-asian="8pt" style:font-size-complex="8pt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Sans1" fo:font-size="8pt" fo:font-style="italic" style:font-size-asian="8pt" style:font-style-asian="italic" style:font-size-complex="8pt" style:font-style-complex="italic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Lucida Console1" style:font-size-asian="8pt" style:font-style-asian="normal" style:font-weight-asian="normal" style:font-name-complex="Lucida Console1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Lucida Console1" style:font-size-asian="8pt" style:font-style-asian="normal" style:font-weight-asian="normal" style:font-name-complex="Lucida Console1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1" fo:font-size="8pt" style:text-underline-style="solid" style:text-underline-width="auto" style:text-underline-color="font-color" style:font-size-asian="8pt" style:font-size-complex="8pt"/>
    </style:style>
    <style:style style:name="T9" style:family="text">
      <style:text-properties style:font-name="Lucida Console" fo:font-size="8pt" fo:font-style="italic" style:font-size-asian="8pt" style:font-style-asian="italic" style:font-size-complex="8pt" style:font-style-complex="italic"/>
    </style:style>
    <style:style style:name="T10" style:family="text">
      <style:text-properties style:font-name="Lucida Sans Unicode" fo:font-size="8pt" fo:font-style="italic" style:font-size-asian="8pt" style:font-style-asian="italic" style:font-size-complex="8pt" style:font-style-complex="italic"/>
    </style:style>
    <style:style style:name="T11" style:family="text">
      <style:text-properties style:text-position="-33% 58%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6.137cm" svg:height="2.899cm" svg:x="13.863cm" svg:y="13.301cm">
            <text:p text:style-name="P1"><text:span text:style-name="T1">Integer Type: Digits only, e.g. </text:span><text:span text:style-name="T2">0</text:span><text:span text:style-name="T1">, </text:span><text:span text:style-name="T2">2</text:span><text:span text:style-name="T1">, </text:span><text:span text:style-name="T2">34</text:span><text:span text:style-name="T1">.</text:span></text:p>
            <text:p text:style-name="P1"><text:span text:style-name="T1">Real Type: Digits with exactly one dot, </text:span></text:p>
            <text:p text:style-name="P1"><text:span text:style-name="T1">e.g. </text:span><text:span text:style-name="T2">0.0</text:span><text:span text:style-name="T1">, </text:span><text:span text:style-name="T2">.25</text:span><text:span text:style-name="T1">, </text:span><text:span text:style-name="T2">205.876</text:span></text:p>
            <text:p text:style-name="P1"><text:span text:style-name="T2"/></text:p>
            <text:p text:style-name="P1"><text:span text:style-name="T1">Unary operator (prefix): </text:span><text:span text:style-name="T2">-</text:span><text:span text:style-name="T3">: </text:span><text:span text:style-name="T1">Negate</text:span></text:p>
            <text:p text:style-name="P1"><text:span text:style-name="T1">Binary oprerators (infix): Addition +,</text:span></text:p>
            <text:p text:style-name="P1"><text:span text:style-name="T1">Subtraction -, Multiplication *, Division /,</text:span></text:p>
            <text:p text:style-name="P1"><text:span text:style-name="T1">Modulo %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13.863cm" svg:y="12.8cm">
            <text:p text:style-name="P3"><text:span text:style-name="T4">Number &lt;: Comparab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yout" svg:width="6.137cm" svg:height="6.999cm" svg:x="13.863cm" svg:y="21.701cm">
            <text:p text:style-name="P1"><text:span text:style-name="T1">String Type: Any sequence of characters</text:span></text:p>
            <text:p text:style-name="P1"><text:span text:style-name="T1">between quotation marks: </text:span><text:span text:style-name="T2">“Some Text”</text:span></text:p>
            <text:p text:style-name="P1"><text:span text:style-name="T1"/></text:p>
            <text:p text:style-name="P1"><text:span text:style-name="T1">Escapes: The backslash \ introduces an </text:span></text:p>
            <text:p text:style-name="P1"><text:span text:style-name="T1">Escape sequence which represents a special</text:span></text:p>
            <text:p text:style-name="P1"><text:span text:style-name="T1">Character: </text:span><text:span text:style-name="T1"><text:tab/></text:span></text:p>
            <text:p text:style-name="P1"><text:span text:style-name="T1">\n: newline</text:span><text:span text:style-name="T1"><text:tab/></text:span></text:p>
            <text:p text:style-name="P1"><text:span text:style-name="T1">\t: tabulator</text:span><text:span text:style-name="T1"><text:tab/></text:span></text:p>
            <text:p text:style-name="P1"><text:span text:style-name="T1">\\: backslash “\”</text:span><text:span text:style-name="T1"><text:tab/></text:span></text:p>
            <text:p text:style-name="P1"><text:span text:style-name="T1">\$: dollar symbol “$”</text:span><text:span text:style-name="T1"><text:tab/></text:span></text:p>
            <text:p text:style-name="P1"><text:span text:style-name="T1">…</text:span></text:p>
            <text:p text:style-name="P1"><text:span text:style-name="T1"/></text:p>
            <text:p text:style-name="P1"><text:span text:style-name="T1">String Interpolation:</text:span></text:p>
            <text:p text:style-name="P1"><text:span text:style-name="T1">Any variable can have it’s textual </text:span></text:p>
            <text:p text:style-name="P1"><text:span text:style-name="T1">representation inserted into a string. Use</text:span></text:p>
            <text:p text:style-name="P1"><text:span text:style-name="T1">The name inside the $ operator in the string:</text:span></text:p>
            <text:p text:style-name="P1"><text:span text:style-name="T1">“</text:span><text:span text:style-name="T1">Hello ${person}”</text:span></text:p>
            <text:p text:style-name="P1"><text:span text:style-name="T1"/></text:p>
            <text:p text:style-name="P1"><text:span text:style-name="T1">Strings are Sequences and thus support</text:span></text:p>
            <text:p text:style-name="P1"><text:span text:style-name="T1">all operations on sequences. Strings are</text:span></text:p>
            <text:p text:style-name="P1"><text:span text:style-name="T1">also Comparables.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137cm" svg:height="0.501cm" svg:x="13.863cm" svg:y="21.2cm">
            <text:p text:style-name="P3"><text:span text:style-name="T4">String &lt;: Sequence(String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6.137cm" svg:height="6.999cm" svg:x="7.4cm" svg:y="21.701cm">
            <text:p text:style-name="P1"><text:span text:style-name="T1">Lists can hold any number of values which</text:span></text:p>
            <text:p text:style-name="P1"><text:span text:style-name="T1">must all be of the same type (the list type’s</text:span></text:p>
            <text:p text:style-name="P1"><text:span text:style-name="T1">parameter gives the type for the contained </text:span></text:p>
            <text:p text:style-name="P1"><text:span text:style-name="T1">Values).</text:span></text:p>
            <text:p text:style-name="P1"><text:span text:style-name="T1"/></text:p>
            <text:p text:style-name="P1"><text:span text:style-name="T1">Lists are represented with curly braces</text:span></text:p>
            <text:p text:style-name="P1"><text:span text:style-name="T1">Surrounding a comma separated list of the</text:span></text:p>
            <text:p text:style-name="P1"><text:span text:style-name="T1">elements, e. g.</text:span></text:p>
            <text:p text:style-name="P1"><text:span text:style-name="T2">{ 1,2,3,4,5 }</text:span><text:span text:style-name="T1"> (a list of numbers)</text:span></text:p>
            <text:p text:style-name="P1"><text:span text:style-name="T2">{ “a”,”b”,”c” }</text:span><text:span text:style-name="T1"> (a list of strings)</text:span></text:p>
            <text:p text:style-name="P1"><text:span text:style-name="T1"/></text:p>
            <text:p text:style-name="P1"><text:span text:style-name="T1">Lists can also be defined using generator </text:span></text:p>
            <text:p text:style-name="P1"><text:span text:style-name="T1">statements. Still enclosed by curly braces,</text:span></text:p>
            <text:p text:style-name="P1"><text:span text:style-name="T1">such a definition consists an expression </text:span></text:p>
            <text:p text:style-name="P1"><text:span text:style-name="T1">Separated from a generator statement by a</text:span></text:p>
            <text:p text:style-name="P1"><text:span text:style-name="T1">Pipe symbol “|”: </text:span><text:span text:style-name="T2">{</text:span><text:span text:style-name="T1"> </text:span><text:span text:style-name="T5">Expr </text:span><text:span text:style-name="T2">|</text:span><text:span text:style-name="T1"> </text:span><text:span text:style-name="T5">GenStmt</text:span><text:span text:style-name="T1"> </text:span><text:span text:style-name="T2">}</text:span></text:p>
            <text:p text:style-name="P1"><text:span text:style-name="T1">Where expression can use all variables </text:span></text:p>
            <text:p text:style-name="P1"><text:span text:style-name="T1">defined in the generator statement.</text:span></text:p>
            <text:p text:style-name="P1"><text:span text:style-name="T1"/></text:p>
            <text:p text:style-name="P1"><text:span text:style-name="T1">Lists are Sequences and thus support</text:span></text:p>
            <text:p text:style-name="P1"><text:span text:style-name="T1">All operations on sequences</text:span></text:p>
            <text:p text:style-name="P1"><text:span text:style-name="T1"/></text:p>
            <text:p text:style-name="P1"><text:span text:style-name="T6"/></text:p>
            <text:p text:style-name="P1"><text:span text:style-name="T7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7.4cm" svg:y="21.2cm">
            <text:p text:style-name="P3"><text:span text:style-name="T4">List(?a) &lt;: Sequence(?a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2" draw:layer="layout" svg:width="6.137cm" svg:height="6.7cm" svg:x="1cm" svg:y="9.901cm">
            <text:p text:style-name="P1"><text:span text:style-name="T1">A record type represents a collection of </text:span></text:p>
            <text:p text:style-name="P1"><text:span text:style-name="T1">zero or more values of various types. The</text:span></text:p>
            <text:p text:style-name="P1"><text:span text:style-name="T1">Collection is enclosed in square brackets,</text:span></text:p>
            <text:p text:style-name="P1"><text:span text:style-name="T1">“</text:span><text:span text:style-name="T2">[</text:span><text:span text:style-name="T1">“ and “</text:span><text:span text:style-name="T2">]</text:span><text:span text:style-name="T1">”. Each value is assigned (</text:span><text:span text:style-name="T2">&lt;-</text:span><text:span text:style-name="T1">)</text:span></text:p>
            <text:p text:style-name="P1"><text:span text:style-name="T1"><text:s/></text:span><text:span text:style-name="T1">a label used to access it and a value, </text:span></text:p>
            <text:p text:style-name="P1"><text:span text:style-name="T1">followed by a semicolon:</text:span></text:p>
            <text:p text:style-name="P1"><text:span text:style-name="T2">[label1&lt;-Expr1;…labelN&lt;-ExprN1;]</text:span></text:p>
            <text:p text:style-name="P1"><text:span text:style-name="T1"/></text:p>
            <text:p text:style-name="P1"><text:span text:style-name="T1">Records provide one operation: the dot </text:span></text:p>
            <text:p text:style-name="P1"><text:span text:style-name="T1">operator which selects values by labels, e. g. </text:span></text:p>
            <text:p text:style-name="P1"><text:span text:style-name="T2">[i&lt;-1;s&lt;-”foo”;].s</text:span><text:span text:style-name="T1"> is a string “foo”</text:span></text:p>
            <text:p text:style-name="P1"><text:span text:style-name="T1"/></text:p>
            <text:p text:style-name="P1"><text:span text:style-name="T1">Records are structurally sub-typed. A record</text:span></text:p>
            <text:p text:style-name="P1"><text:span text:style-name="T1">Is a sub-type of a record if it has all</text:span></text:p>
            <text:p text:style-name="P1"><text:span text:style-name="T1">labels of the super-type (but possibly more),</text:span></text:p>
            <text:p text:style-name="P1"><text:span text:style-name="T1">and those labels’ types are sub-types or the </text:span></text:p>
            <text:p text:style-name="P1"><text:span text:style-name="T1">super-type’s labels’ types</text:span></text:p>
            <text:p text:style-name="P1"><text:span text:style-name="T1">[a&lt;-1; r&lt;-[x&lt;-2; y←3];]&lt;:[r:&lt;[y:Integer]]</text:span></text:p>
            <text:p text:style-name="P1"><text:span text:style-name="T1">The effect is that if a record is passed where </text:span></text:p>
            <text:p text:style-name="P1"><text:span text:style-name="T1">a Super-type is expected, the additional </text:span></text:p>
            <text:p text:style-name="P1"><text:span text:style-name="T1">fields will be ignored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1cm" svg:y="9.4cm">
            <text:p text:style-name="P3"><text:span text:style-name="T4">Record &lt;: [] &lt;: To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2" draw:layer="layout" svg:width="6.15cm" svg:height="2.499cm" svg:x="7.4cm" svg:y="9.901cm">
            <text:p text:style-name="P1"><text:span text:style-name="T1">The Boolean type represents the truth values</text:span></text:p>
            <text:p text:style-name="P1"><text:span text:style-name="T2">true</text:span><text:span text:style-name="T1"> and </text:span><text:span text:style-name="T2">false</text:span><text:span text:style-name="T1">.</text:span></text:p>
            <text:p text:style-name="P1"><text:span text:style-name="T1"/></text:p>
            <text:p text:style-name="P1"><text:span text:style-name="T1">Booleans support the unary operator (prefix):</text:span></text:p>
            <text:p text:style-name="P1"><text:span text:style-name="T2">not</text:span><text:span text:style-name="T3">: </text:span><text:span text:style-name="T1">Negate</text:span></text:p>
            <text:p text:style-name="P1"><text:span text:style-name="T1">And the binary operators (infix) </text:span><text:span text:style-name="T2">and</text:span><text:span text:style-name="T1">, </text:span><text:span text:style-name="T2">or</text:span><text:span text:style-name="T1">,</text:span></text:p>
            <text:p text:style-name="P1"><text:span text:style-name="T1">and </text:span><text:span text:style-name="T2">xor</text:span><text:span text:style-name="T1">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7.4cm" svg:y="9.4cm">
            <text:p text:style-name="P3"><text:span text:style-name="T4">Boolean &lt;: To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" draw:text-style-name="P2" draw:layer="layout" svg:width="12.6cm" svg:height="4.299cm" svg:x="7.4cm" svg:y="16.901cm">
            <text:p text:style-name="P1"><text:span text:style-name="T1">Sequences are an abstract type for which two Operations are defined: </text:span></text:p>
            <text:p text:style-name="P1"><text:span text:style-name="T1">1) iteration over the elements of the sequence, due to being sub-types of generators</text:span></text:p>
            <text:p text:style-name="P1"><text:span text:style-name="T1">2) “splicing out” <text:s/>a subsequence of the original sequence</text:span></text:p>
            <text:p text:style-name="P1"><text:span text:style-name="T1">The concrete types that are Sequences are Lists and Strings.</text:span></text:p>
            <text:p text:style-name="P1"><text:span text:style-name="T1"/></text:p>
            <text:p text:style-name="P1"><text:span text:style-name="T1">Iteration over sequences (and generators in general) occurs in generator statements and is </text:span></text:p>
            <text:p text:style-name="P1"><text:span text:style-name="T1">discussed together with generators.</text:span></text:p>
            <text:p text:style-name="P1"><text:span text:style-name="T1"/></text:p>
            <text:p text:style-name="P1"><text:span text:style-name="T1">Sub-sequences can be extracted using the [first:last] notation with character indices,e. g. </text:span></text:p>
            <text:p text:style-name="P1"><text:span text:style-name="T1">“</text:span><text:span text:style-name="T1">Hello World”[6:last] returns “World”. Note that inside the Square brackets, a virtual variable </text:span></text:p>
            <text:p text:style-name="P1"><text:span text:style-name="T1">“</text:span><text:span text:style-name="T1">last” is defined which holds the index of the last Character in the string. The variable “last”</text:span></text:p>
            <text:p text:style-name="P1"><text:span text:style-name="T1">Is always an integer type and can be used in arithmetic. Splicing is clamped to the extent of the</text:span></text:p>
            <text:p text:style-name="P1"><text:span text:style-name="T1">Sequence.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2.6cm" svg:height="0.501cm" svg:x="7.4cm" svg:y="16.4cm">
            <text:p text:style-name="P3"><text:span text:style-name="T4">Sequence(?a) &lt;: Generator(?a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6.137cm" svg:height="2.899cm" svg:x="13.863cm" svg:y="9.901cm">
            <text:p text:style-name="P1"><text:span text:style-name="T1">Types which can be compared (in fact sorted)</text:span></text:p>
            <text:p text:style-name="P1"><text:span text:style-name="T1">Are Numbers and Strings. The operations are</text:span></text:p>
            <text:p text:style-name="P1"><text:span text:style-name="T1">&lt;, &lt;=, &gt; and &gt;= with the usual interpretation.</text:span></text:p>
            <text:p text:style-name="P1"><text:span text:style-name="T1"/></text:p>
            <text:p text:style-name="P1"><text:span text:style-name="T1">All types can be compared for equality and</text:span></text:p>
            <text:p text:style-name="P1"><text:span text:style-name="T1">Inequality using == and != respectively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13.863cm" svg:y="9.4cm">
            <text:p text:style-name="P3"><text:span text:style-name="T4">Comparable &lt;: To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2" draw:layer="layout" svg:width="6.15cm" svg:height="3.1cm" svg:x="7.4cm" svg:y="13.3cm">
            <text:p text:style-name="P1"><text:span text:style-name="T1">Generators represent a sequence of values</text:span></text:p>
            <text:p text:style-name="P1"><text:span text:style-name="T1">that are defined in some way. Several types</text:span></text:p>
            <text:p text:style-name="P1"><text:span text:style-name="T1">are Generators, and generators can be</text:span></text:p>
            <text:p text:style-name="P1"><text:span text:style-name="T1">defined using functions that use yield instead</text:span></text:p>
            <text:p text:style-name="P1"><text:span text:style-name="T1">of return, see functions for more.</text:span></text:p>
            <text:p text:style-name="P1"><text:span text:style-name="T1"/></text:p>
            <text:p text:style-name="P1"><text:span text:style-name="T1">Function based generators compute the </text:span></text:p>
            <text:p text:style-name="P1"><text:span text:style-name="T1">values in any arbitrary way, containers</text:span></text:p>
            <text:p text:style-name="P1"><text:span text:style-name="T1">Iterate over the contents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7.4cm" svg:y="12.799cm">
            <text:p text:style-name="P3"><text:span text:style-name="T4">Generator(?a) &lt;: To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yout" svg:width="6.15cm" svg:height="9.2cm" svg:x="1cm" svg:y="17.3cm">
            <text:p text:style-name="P1"><text:span text:style-name="T1">Variant types represent a set of types</text:span></text:p>
            <text:p text:style-name="P1"><text:span text:style-name="T1">that can apply to a given value. The possible</text:span></text:p>
            <text:p text:style-name="P1"><text:span text:style-name="T1">types are identified with “tags” which are</text:span></text:p>
            <text:p text:style-name="P1"><text:span text:style-name="T1">Identifiers prefixed with a colon “:” to </text:span></text:p>
            <text:p text:style-name="P1"><text:span text:style-name="T1">indicate the tag is important for typing.</text:span></text:p>
            <text:p text:style-name="P1"><text:span text:style-name="T1">The values themselves are always records:</text:span></text:p>
            <text:p text:style-name="P1"><text:span text:style-name="T2">[ :Point2 x&lt;-1.2; y&lt;-2.88;]</text:span></text:p>
            <text:p text:style-name="P1"><text:span text:style-name="T1">Which has type {[:Point2 x:Real; y:Real;]}.</text:span></text:p>
            <text:p text:style-name="P1"><text:span text:style-name="T1">For 3D, a variant could be</text:span></text:p>
            <text:p text:style-name="P1"><text:span text:style-name="T2">[:Point3 x&lt;-1.2; y&lt;-2.88; z&lt;-.2;]</text:span></text:p>
            <text:p text:style-name="P1"><text:span text:style-name="T1">A function accepting either variant tag would</text:span></text:p>
            <text:p text:style-name="P1"><text:span text:style-name="T1">expect a value of (probably) type </text:span></text:p>
            <text:p text:style-name="P1"><text:span text:style-name="T1">{[:Point2 x:Number; y:Number;] +</text:span></text:p>
            <text:p text:style-name="P1"><text:span text:style-name="T1">[:Point3 x:Number; y:Number; z:Number;]}</text:span></text:p>
            <text:p text:style-name="P1"><text:span text:style-name="T1"/></text:p>
            <text:p text:style-name="P1"><text:span text:style-name="T1">Variant labels (the contents) cannot be </text:span></text:p>
            <text:p text:style-name="P1"><text:span text:style-name="T1">accessed directly,instead the case </text:span></text:p>
            <text:p text:style-name="P1"><text:span text:style-name="T1">statement is provided to interact with </text:span></text:p>
            <text:p text:style-name="P1"><text:span text:style-name="T1">variants. It is discussed in the section </text:span></text:p>
            <text:p text:style-name="P1"><text:span text:style-name="T1">for statements.</text:span></text:p>
            <text:p text:style-name="P1"><text:span text:style-name="T1"/></text:p>
            <text:p text:style-name="P1"><text:span text:style-name="T1">Typing for elements with the same tag is the</text:span></text:p>
            <text:p text:style-name="P1"><text:span text:style-name="T1">same as for records. For the actual variant</text:span></text:p>
            <text:p text:style-name="P1"><text:span text:style-name="T1">values, the sub-type contains less possible</text:span></text:p>
            <text:p text:style-name="P1"><text:span text:style-name="T1">tags than the super-type (i. e. all Tags are</text:span></text:p>
            <text:p text:style-name="P1"><text:span text:style-name="T1">accounted for where the super-type is</text:span></text:p>
            <text:p text:style-name="P1"><text:span text:style-name="T1">expected). That function for points as </text:span></text:p>
            <text:p text:style-name="P1"><text:span text:style-name="T1">Above will be applied to a specific tag </text:span></text:p>
            <text:p text:style-name="P1"><text:span text:style-name="T1">Eventually, hence the sub-typing rule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1cm" svg:y="16.799cm">
            <text:p text:style-name="P3"><text:span text:style-name="T4">Variant &lt;: {Top} &lt;: To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19cm" svg:height="6.799cm" svg:x="1cm" svg:y="2.6cm">
            <text:p text:style-name="P1"><text:span text:style-name="T1">Every expression and every variable is typed. Type names are always capitalized by language convention. A value’s type indicates which </text:span></text:p>
            <text:p text:style-name="P1"><text:span text:style-name="T1">operations are available for the value: Numbers support arithmetic, Booleans logical operations and records can have their contained data accessed.</text:span></text:p>
            <text:p text:style-name="P1"><text:span text:style-name="T1">If a value x has some type T, the Notation is “x : T” and type variables are <text:s/>prefixed with a question mark “?a” or “?bar”. </text:span></text:p>
            <text:p text:style-name="P1"><text:span text:style-name="T1"/></text:p>
            <text:p text:style-name="P1"><text:span text:style-name="T1">The Top type is the super-type of all types – Operations that apply to Top can be used on all types: compare for equality (two values of the same </text:span></text:p>
            <text:p text:style-name="P1"><text:span text:style-name="T1">Type), convert to a string and compute a non-cryptographic hash.</text:span></text:p>
            <text:p text:style-name="P1"><text:span text:style-name="T1"/></text:p>
            <text:p text:style-name="P5"><text:span text:style-name="T1">Subtyping: a sub-type Relationshipt between two types is written using “</text:span><text:span text:style-name="T2">&lt;:</text:span><text:span text:style-name="T1">”, with the sub-type on the left and the super-type on the right.</text:span></text:p>
            <text:p text:style-name="P1"><text:span text:style-name="T1">For example Integer &lt;: Number means indicates that all integers are Numbers, too. If a variable is a sub-type of some type, then the </text:span></text:p>
            <text:p text:style-name="P1"><text:span text:style-name="T1">super-type represents a bound for Variables, that is the variable may be the super-type or any of it’s sub-types</text:span></text:p>
            <text:p text:style-name="P1"><text:span text:style-name="T5">Example 1</text:span><text:span text:style-name="T1">: x : ?a&lt;:Top means x is a value that has a variable type and it could be anything. </text:span><text:span text:style-name="T8">A variable without a bound is always Top bound.</text:span></text:p>
            <text:p text:style-name="P1"><text:span text:style-name="T5">Example 2</text:span><text:span text:style-name="T1">: num : ?n &lt;: Number means the value in num can be an Integer or real (the Number type is abstract, which means there are no values </text:span></text:p>
            <text:p text:style-name="P1"><text:span text:style-name="T1">of that Type, but it’s sub-types can have values). </text:span><text:span text:style-name="T8">Every type is it’s own supertype!</text:span></text:p>
            <text:p text:style-name="P1"><text:span text:style-name="T8"/></text:p>
            <text:p text:style-name="P1"><text:span text:style-name="T1">Types are not written by the programmer, instead they are inferred by the language prior to compilation. In interactive mode, the interpreter will</text:span></text:p>
            <text:p text:style-name="P1"><text:span text:style-name="T1">display the types inferred for variables declared on the top level.</text:span></text:p>
            <text:p text:style-name="P1"><text:span text:style-name="T1"/></text:p>
            <text:p text:style-name="P1"><text:span text:style-name="T1">This overview groups expressions by the resulting type, showing the “literal” expression that defines a new value of that type and the operation</text:span></text:p>
            <text:p text:style-name="P1"><text:span text:style-name="T1">Provided by that type. A few simple types are passed around by value, i. e. copies of the content (Integer, Real, Boolean) while all other types are</text:span></text:p>
            <text:p text:style-name="P1"><text:span text:style-name="T1">referenced. These latter types can be modified indirectly. E. g. a variable that was assigned a value from an existing variable will refer to the same</text:span></text:p>
            <text:p text:style-name="P1"><text:span text:style-name="T1">value as the the original variable, and modifying either will change the value represented by both variables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19cm" svg:height="0.501cm" svg:x="1cm" svg:y="2.099cm">
            <text:p text:style-name="P3"><text:span text:style-name="T4">Types &lt;: To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2" draw:text-style-name="P6" draw:layer="layout" svg:width="19cm" svg:height="0.9cm" svg:x="1cm" svg:y="1cm">
          <text:p text:style-name="P3">Intro language reference shee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g>
          <draw:custom-shape draw:style-name="gr13" draw:text-style-name="P2" draw:layer="layout" svg:width="19cm" svg:height="0.899cm" svg:x="1cm" svg:y="15.301cm">
            <text:p text:style-name="P1"><text:span text:style-name="T1">Statements are either expressions,variable definitions or flow control. Other than expressions, they do not compute values and have no types.</text:span></text:p>
            <text:p text:style-name="P1"><text:span text:style-name="T1">They may contain expressions, and these expressions may have types that are expected. Conditions for example are Boolean expressions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19cm" svg:height="0.501cm" svg:x="1cm" svg:y="14.8cm">
            <text:p text:style-name="P3"><text:span text:style-name="T4">State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6.137cm" svg:height="2.899cm" svg:x="1cm" svg:y="16.901cm">
            <text:p text:style-name="P1"><text:span text:style-name="T1">Variables must always be initialized.</text:span></text:p>
            <text:p text:style-name="P1"><text:span text:style-name="T2">var </text:span><text:span text:style-name="T9">ident</text:span><text:span text:style-name="T2"> &lt;- Expr;</text:span></text:p>
            <text:p text:style-name="P1"><text:span text:style-name="T1">Note that functions are values and can be </text:span></text:p>
            <text:p text:style-name="P1"><text:span text:style-name="T1">Assigned to variables, e .g.</text:span></text:p>
            <text:p text:style-name="P1"><text:span text:style-name="T2">var add&lt;-fun(a,b)-&gt;return a+b; </text:span></text:p>
            <text:p text:style-name="P1"><text:span text:style-name="T2">end; </text:span></text:p>
            <text:p text:style-name="P1"><text:span text:style-name="T1">That looks ugly, so some syntax sugar is </text:span></text:p>
            <text:p text:style-name="P1"><text:span text:style-name="T1">Provided for convenience:</text:span></text:p>
            <text:p text:style-name="P1"><text:span text:style-name="T2">var add(a,b)-&gt;return a+b; end;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1cm" svg:y="16.4cm">
            <text:p text:style-name="P3"><text:span text:style-name="T4">Variable defin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4" draw:text-style-name="P2" draw:layer="layout" svg:width="6.137cm" svg:height="8cm" svg:x="1cm" svg:y="6.5cm">
            <text:p text:style-name="P1"><text:span text:style-name="T1">Modules are collections of types and </text:span></text:p>
            <text:p text:style-name="P1"><text:span text:style-name="T1">Variables, of which only the explicitly</text:span></text:p>
            <text:p text:style-name="P1"><text:span text:style-name="T1">Exported ones are accessible from the</text:span></text:p>
            <text:p text:style-name="P1"><text:span text:style-name="T1">Outside.</text:span></text:p>
            <text:p text:style-name="P1"><text:span text:style-name="T1"/></text:p>
            <text:p text:style-name="P1"><text:span text:style-name="T2">Module </text:span><text:span text:style-name="T9">ident</text:span><text:span text:style-name="T2"> exports</text:span></text:p>
            <text:p text:style-name="P1"><text:span text:style-name="T9"><text:s text:c="2"/></text:span><text:span text:style-name="T9">ExportDefs</text:span></text:p>
            <text:p text:style-name="P1"><text:span text:style-name="T2">From</text:span></text:p>
            <text:p text:style-name="P1"><text:span text:style-name="T9"><text:s text:c="2"/></text:span><text:span text:style-name="T9">Body</text:span></text:p>
            <text:p text:style-name="P1"><text:span text:style-name="T2">end.</text:span></text:p>
            <text:p text:style-name="P1"><text:span text:style-name="T1"/></text:p>
            <text:p text:style-name="P1"><text:span text:style-name="T1">Note that modules end with a dot, not a</text:span></text:p>
            <text:p text:style-name="P1"><text:span text:style-name="T1">Semicolon like other constructs.</text:span></text:p>
            <text:p text:style-name="P1"><text:span text:style-name="T1"/></text:p>
            <text:p text:style-name="P1"><text:span text:style-name="T1">Opaque Types: Modules can define types</text:span></text:p>
            <text:p text:style-name="P1"><text:span text:style-name="T1">that are hidden behind a name outside</text:span></text:p>
            <text:p text:style-name="P1"><text:span text:style-name="T1">the module, and can only be operated on </text:span></text:p>
            <text:p text:style-name="P1"><text:span text:style-name="T1">by functions provided by the module.</text:span></text:p>
            <text:p text:style-name="P1"><text:span text:style-name="T1"/></text:p>
            <text:p text:style-name="P1"><text:span text:style-name="T1">Exported identifiers from a module can be</text:span></text:p>
            <text:p text:style-name="P1"><text:span text:style-name="T1">Either imported into the current scope</text:span></text:p>
            <text:p text:style-name="P1"><text:span text:style-name="T1">With the import statement, or accessed with</text:span></text:p>
            <text:p text:style-name="P1"><text:span text:style-name="T1">A qualified name, ident::id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1cm" svg:y="5.999cm">
            <text:p text:style-name="P3"><text:span text:style-name="T4">(Modules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5" draw:text-style-name="P2" draw:layer="layout" svg:width="6.15cm" svg:height="2.899cm" svg:x="1cm" svg:y="1.501cm">
            <text:p text:style-name="P1"><text:span text:style-name="T1">Assignment is also an expression, the only</text:span></text:p>
            <text:p text:style-name="P1"><text:span text:style-name="T1">one with a side effect: updating a variables</text:span></text:p>
            <text:p text:style-name="P1"><text:span text:style-name="T1">contents. The value assigned is also </text:span></text:p>
            <text:p text:style-name="P1"><text:span text:style-name="T1">returned. Assignments are represented with</text:span></text:p>
            <text:p text:style-name="P1"><text:span text:style-name="T1">an arrow pointing at the expression assigned </text:span></text:p>
            <text:p text:style-name="P1"><text:span text:style-name="T1">to: </text:span><text:span text:style-name="T3">Expr &lt;- Expr</text:span></text:p>
            <text:p text:style-name="P1"><text:span text:style-name="T1">Currently variables and dictionary access</text:span></text:p>
            <text:p text:style-name="P1"><text:span text:style-name="T1">can be assigned to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1cm" svg:y="1cm">
            <text:p text:style-name="P3"><text:span text:style-name="T4">Assign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6.137cm" svg:height="2.899cm" svg:x="7.4cm" svg:y="16.901cm">
            <text:p text:style-name="P1"><text:span text:style-name="T1">The classic condition statement:</text:span></text:p>
            <text:p text:style-name="P1"><text:span text:style-name="T2">if Cond then Block </text:span></text:p>
            <text:p text:style-name="P1"><text:span text:style-name="T2">elsif Cond then Block</text:span></text:p>
            <text:p text:style-name="P1"><text:span text:style-name="T2">else Block</text:span></text:p>
            <text:p text:style-name="P1"><text:span text:style-name="T2">end</text:span></text:p>
            <text:p text:style-name="P1"><text:span text:style-name="T1">Where elsif (else if) and else arms are </text:span></text:p>
            <text:p text:style-name="P1"><text:span text:style-name="T1">optional. Conds must evaluate to Booleans.</text:span></text:p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7.4cm" svg:y="16.4cm">
            <text:p text:style-name="P3"><text:span text:style-name="T4">If-then-els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yout" svg:width="6.15cm" svg:height="2.9cm" svg:x="13.8cm" svg:y="16.9cm">
            <text:p text:style-name="P1"><text:span text:style-name="T1">The simplest loop repeats the contained bock</text:span></text:p>
            <text:p text:style-name="P1"><text:span text:style-name="T1">Until the condition evaluates to false.</text:span></text:p>
            <text:p text:style-name="P1"><text:span text:style-name="T2">while </text:span><text:span text:style-name="T9">Cond</text:span><text:span text:style-name="T2"> do </text:span><text:span text:style-name="T9">Body</text:span><text:span text:style-name="T2"> done;</text:span></text:p>
            <text:p text:style-name="P1"><text:span text:style-name="T1"/></text:p>
            <text:p text:style-name="P1"><text:span text:style-name="T1">Note that Cond is checked before the first</text:span></text:p>
            <text:p text:style-name="P1"><text:span text:style-name="T1">Execution of Body, and if it is true then</text:span></text:p>
            <text:p text:style-name="P1"><text:span text:style-name="T1">The entire body is executed once, completely,</text:span></text:p>
            <text:p text:style-name="P1"><text:span text:style-name="T1">before the Cond is checked again. </text:span></text:p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13.8cm" svg:y="16.399cm">
            <text:p text:style-name="P3"><text:span text:style-name="T4">whi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7" draw:text-style-name="P2" draw:layer="layout" svg:width="12.6cm" svg:height="5.372cm" svg:x="7.4cm" svg:y="1.528cm">
            <text:p text:style-name="P1"><text:span text:style-name="T1">Dictionaries are container which hold pairs of keys and values, and allow lookup by key.</text:span></text:p>
            <text:p text:style-name="P1"><text:span text:style-name="T1">they are defined similarly to lists enclosed in curly braces, but the elements are two expressions</text:span></text:p>
            <text:p text:style-name="P1"><text:span text:style-name="T1">separated by an arrow “=&gt;”: </text:span><text:span text:style-name="T2">{1=&gt;“a”, 2=&gt;”b”, 3=&gt;”c”}</text:span><text:span text:style-name="T1"> maps some integers to strings.</text:span></text:p>
            <text:p text:style-name="P1"><text:span text:style-name="T1"/></text:p>
            <text:p text:style-name="P1"><text:span text:style-name="T1">Dictionary elements are looked up using a postfix square brackets, which returns a variant.</text:span></text:p>
            <text:p text:style-name="P1"><text:span text:style-name="T1">the variant is either a tag “None” if not found, or “Some” with a field value containing the value</text:span></text:p>
            <text:p text:style-name="P1"><text:span text:style-name="T1">Found, so the return type of the lookup </text:span><text:span text:style-name="T3">dict[</text:span><text:span text:style-name="T10">Expr</text:span><text:span text:style-name="T3">]</text:span><text:span text:style-name="T1">: {[:None] + [:Some value:?value]}</text:span></text:p>
            <text:p text:style-name="P1"><text:span text:style-name="T1">Dictionary lookup must therefore always be checked with a case statement.</text:span></text:p>
            <text:p text:style-name="P1"><text:span text:style-name="T1"/></text:p>
            <text:p text:style-name="P1"><text:span text:style-name="T1">However, if the postfix operator can also be used for an assignment. In that case, the return value </text:span></text:p>
            <text:p text:style-name="P1"><text:span text:style-name="T1">Is the value assigned to the key, and the key is inserted if it did not exist:</text:span></text:p>
            <text:p text:style-name="P1"><text:span text:style-name="T2">dict[</text:span><text:span text:style-name="T9">Expr</text:span><text:span text:style-name="T2">]&lt;-</text:span><text:span text:style-name="T9">Expr</text:span><text:span text:style-name="T2">;</text:span></text:p>
            <text:p text:style-name="P1"><text:span text:style-name="T1"/></text:p>
            <text:p text:style-name="P1"><text:span text:style-name="T1">Dictionaries are also subtypes of Generators. When used as such, the dictionary returns it’s</text:span></text:p>
            <text:p text:style-name="P1"><text:span text:style-name="T1">contents as records with two labels “key” and “value” as shown in the Generator type’s parameter</text:span></text:p>
            <text:p text:style-name="P1"><text:span text:style-name="T1">above.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2.6cm" svg:height="0.501cm" svg:x="7.4cm" svg:y="1.027cm">
            <text:p text:style-name="P3"><text:span text:style-name="T4">Dictionary(?key,?value) &lt;: Generator([key:?key; value:?value;]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" draw:layer="layout" svg:width="12.6cm" svg:height="6.699cm" svg:x="7.4cm" svg:y="7.801cm">
            <text:p text:style-name="P1"><text:span text:style-name="T1">Functions map zero or more parameters to a result value. Functions in Intro are values, can be</text:span></text:p>
            <text:p text:style-name="P1"><text:span text:style-name="T1">Passed around, stored in variables or lists or anywhere. They are always anonymous.</text:span></text:p>
            <text:p text:style-name="P1"><text:span text:style-name="T1"/></text:p>
            <text:p text:style-name="P1"><text:span text:style-name="T1">Definition: </text:span><text:span text:style-name="T2">fun(a,…,z) -&gt;</text:span><text:span text:style-name="T1"> </text:span><text:span text:style-name="T5">Block</text:span><text:span text:style-name="T1"> </text:span><text:span text:style-name="T2">end;</text:span></text:p>
            <text:p text:style-name="P1"><text:span text:style-name="T1">A Block is simply a sequence of statements with their own scope, called the function body.</text:span></text:p>
            <text:p text:style-name="P1"><text:span text:style-name="T1">The body may contain any number of return statements to define how the functino computes a</text:span></text:p>
            <text:p text:style-name="P1"><text:span text:style-name="T1">value.</text:span></text:p>
            <text:p text:style-name="P1"><text:span text:style-name="T1"/></text:p>
            <text:p text:style-name="P1"><text:span text:style-name="T1">Using a function is called application, using the familiar notation using parentheses:</text:span></text:p>
            <text:p text:style-name="P1"><text:span text:style-name="T2">Expr(Expr1,…,ExprN)</text:span></text:p>
            <text:p text:style-name="P1"><text:span text:style-name="T1"/></text:p>
            <text:p text:style-name="P1"><text:span text:style-name="T1">Example: </text:span><text:span text:style-name="T2">fun(x,y)-&gt; return x*x+y*y; end(2,3)</text:span><text:span text:style-name="T1"> evaluates to 10.</text:span></text:p>
            <text:p text:style-name="P1"><text:span text:style-name="T1"/></text:p>
            <text:p text:style-name="P1"><text:span text:style-name="T1">Instead of return, the function can also use yield statements. The function body is then a</text:span></text:p>
            <text:p text:style-name="P1"><text:span text:style-name="T1">Generator definition. The yield statements represent an Intermediate result. The next </text:span></text:p>
            <text:p text:style-name="P1"><text:span text:style-name="T1">application will not start at the beginning, but right after the last yield statement previously </text:span></text:p>
            <text:p text:style-name="P1"><text:span text:style-name="T1">Executed. The special form “yield done” indicates the generator has provided all values it had.</text:span></text:p>
            <text:p text:style-name="P1"><text:span text:style-name="T1"/></text:p>
            <text:p text:style-name="P1"><text:span text:style-name="T1">Note that functions are represented by closures which remember values of local variables that</text:span></text:p>
            <text:p text:style-name="P1"><text:span text:style-name="T1">Have gone out of scope after function definition. Space only allows a simple example:</text:span></text:p>
            <text:p text:style-name="P1"><text:span text:style-name="T2">fun(slope,offset)-&gt;return fun(x)-&gt; return slope*x+offset end; end; 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2.6cm" svg:height="0.501cm" svg:x="7.4cm" svg:y="7.3cm">
            <text:p text:style-name="P3"><text:span text:style-name="T4">Function (?p</text:span><text:span text:style-name="T11">1</text:span><text:span text:style-name="T4">, …, ?p</text:span><text:span text:style-name="T11">n</text:span><text:span text:style-name="T4">) -&gt; ?r &lt;: Top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2" draw:layer="layout" svg:width="6.137cm" svg:height="8.198cm" svg:x="1cm" svg:y="20.502cm">
            <text:p text:style-name="P1"><text:span text:style-name="T1">A basic generator statement is always </text:span></text:p>
            <text:p text:style-name="P1"><text:span text:style-name="T1">embedded in another statement, where it</text:span></text:p>
            <text:p text:style-name="P1"><text:span text:style-name="T1">assigns a value to an Identifier: </text:span></text:p>
            <text:p text:style-name="P1"><text:span text:style-name="T9">ident</text:span><text:span text:style-name="T2"> in </text:span><text:span text:style-name="T9">Expr</text:span><text:span text:style-name="T1"> which iterates over a </text:span></text:p>
            <text:p text:style-name="P1"><text:span text:style-name="T1">Generator’s results, and</text:span></text:p>
            <text:p text:style-name="P1"><text:span text:style-name="T9">ident</text:span><text:span text:style-name="T2"> from </text:span><text:span text:style-name="T9">Expr</text:span><text:span text:style-name="T2"> to </text:span><text:span text:style-name="T9">Expr </text:span><text:span text:style-name="T2">by </text:span><text:span text:style-name="T9">Expr</text:span><text:span text:style-name="T2"> </text:span></text:p>
            <text:p text:style-name="P1"><text:span text:style-name="T1">(where by and the Expr following are </text:span></text:p>
            <text:p text:style-name="P1"><text:span text:style-name="T1">optional) generates the Integers between </text:span></text:p>
            <text:p text:style-name="P1"><text:span text:style-name="T1">from and to inclusive, stepping by the</text:span></text:p>
            <text:p text:style-name="P1"><text:span text:style-name="T1">by value.</text:span></text:p>
            <text:p text:style-name="P1"><text:span text:style-name="T1"/></text:p>
            <text:p text:style-name="P1"><text:span text:style-name="T1">Multiple statements as described above can </text:span></text:p>
            <text:p text:style-name="P1"><text:span text:style-name="T1">be combined using the “</text:span><text:span text:style-name="T2">&amp;&amp;</text:span><text:span text:style-name="T1">” operator, which </text:span></text:p>
            <text:p text:style-name="P1"><text:span text:style-name="T1">results in nested loops (innermost is </text:span></text:p>
            <text:p text:style-name="P1"><text:span text:style-name="T1">generated completely before the next outer</text:span></text:p>
            <text:p text:style-name="P1"><text:span text:style-name="T1">one is increased)</text:span></text:p>
            <text:p text:style-name="P1"><text:span text:style-name="T1"/></text:p>
            <text:p text:style-name="P1"><text:span text:style-name="T1">Conditions can be interleaved, prefixed with </text:span></text:p>
            <text:p text:style-name="P1"><text:span text:style-name="T1">“</text:span><text:span text:style-name="T2">??</text:span><text:span text:style-name="T1">”: <text:s/>if the condition is false, the remainder</text:span></text:p>
            <text:p text:style-name="P1"><text:span text:style-name="T1">of the generator <text:s/>statement and the bod are </text:span></text:p>
            <text:p text:style-name="P1"><text:span text:style-name="T1">skipped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1cm" svg:y="20.001cm">
            <text:p text:style-name="P3"><text:span text:style-name="T4">Generator Sta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6.137cm" svg:height="2.899cm" svg:x="7.4cm" svg:y="20.502cm">
            <text:p text:style-name="P1"><text:span text:style-name="T1">The for loop is a simple wrapper that </text:span></text:p>
            <text:p text:style-name="P1"><text:span text:style-name="T1">Associates a generator statement with a body</text:span></text:p>
            <text:p text:style-name="P1"><text:span text:style-name="T1">That is executed for every generated value:</text:span></text:p>
            <text:p text:style-name="P1"><text:span text:style-name="T2">for </text:span><text:span text:style-name="T9">GenStmt </text:span><text:span text:style-name="T2">do </text:span><text:span text:style-name="T9">Body</text:span><text:span text:style-name="T2"> done;</text:span></text:p>
            <text:p text:style-name="P1"><text:span text:style-name="T1"/></text:p>
            <text:p text:style-name="P1"><text:span text:style-name="T1">Note that if the generator statement does not</text:span></text:p>
            <text:p text:style-name="P1"><text:span text:style-name="T1">Evaluate to any values (like an empty list) the</text:span></text:p>
            <text:p text:style-name="P1"><text:span text:style-name="T1">Body is never executed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7.4cm" svg:y="20.001cm">
            <text:p text:style-name="P3"><text:span text:style-name="T4">fo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2" draw:layer="layout" svg:width="6.15cm" svg:height="8.199cm" svg:x="13.8cm" svg:y="20.501cm">
            <text:p text:style-name="P1"><text:span text:style-name="T1">A case statement is the only way to look inside</text:span></text:p>
            <text:p text:style-name="P1"><text:span text:style-name="T1">A variant value.</text:span></text:p>
            <text:p text:style-name="P1"><text:span text:style-name="T2">Case </text:span><text:span text:style-name="T9">Expr</text:span><text:span text:style-name="T2"> of</text:span></text:p>
            <text:p text:style-name="P1"><text:span text:style-name="T2">Tag1 </text:span><text:span text:style-name="T9">ident11</text:span><text:span text:style-name="T2"> … </text:span><text:span text:style-name="T9">ident1N</text:span><text:span text:style-name="T2"> then </text:span><text:span text:style-name="T9">Body1</text:span></text:p>
            <text:p text:style-name="P1"><text:span text:style-name="T2">| … |</text:span></text:p>
            <text:p text:style-name="P1"><text:span text:style-name="T2">TagT </text:span><text:span text:style-name="T9">identT1</text:span><text:span text:style-name="T2"> … </text:span><text:span text:style-name="T9">identTM</text:span><text:span text:style-name="T2"> then </text:span><text:span text:style-name="T9">BodyT</text:span></text:p>
            <text:p text:style-name="P1"><text:span text:style-name="T2">end;</text:span></text:p>
            <text:p text:style-name="P1"><text:span text:style-name="T1"/></text:p>
            <text:p text:style-name="P1"><text:span text:style-name="T1">The variant that Expr evaluates to must be</text:span></text:p>
            <text:p text:style-name="P1"><text:span text:style-name="T1">one of the tags occurring in an arm of the</text:span></text:p>
            <text:p text:style-name="P1"><text:span text:style-name="T1">case statement. It must also have labels</text:span></text:p>
            <text:p text:style-name="P1"><text:span text:style-name="T1">Matching all identifiers following it. Additional</text:span></text:p>
            <text:p text:style-name="P1"><text:span text:style-name="T1">Labels are ignored.</text:span></text:p>
            <text:p text:style-name="P1"><text:span text:style-name="T1"/></text:p>
            <text:p text:style-name="P1"><text:span text:style-name="T1">Example:</text:span></text:p>
            <text:p text:style-name="P1"><text:span text:style-name="T2">case point of</text:span></text:p>
            <text:p text:style-name="P1"><text:span text:style-name="T2">Point2 x y then return x+y;</text:span></text:p>
            <text:p text:style-name="P1"><text:span text:style-name="T2">|Point3 x y z then <text:s/>return x+y+z;</text:span></text:p>
            <text:p text:style-name="P1"><text:span text:style-name="T2">End;</text:span></text:p>
            <text:p text:style-name="P1"><text:span text:style-name="T1"/></text:p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13.8cm" svg:y="20cm">
            <text:p text:style-name="P3"><text:span text:style-name="T4">cas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6.137cm" svg:height="2.899cm" svg:x="7.4cm" svg:y="24.101cm">
            <text:p text:style-name="P1"><text:span text:style-name="T1">Block scopes can be introduced, mostly for</text:span></text:p>
            <text:p text:style-name="P1"><text:span text:style-name="T1">Teaching about scopes:</text:span></text:p>
            <text:p text:style-name="P1"><text:span text:style-name="T2">begin </text:span><text:span text:style-name="T9">Body</text:span><text:span text:style-name="T2"> end;</text:span></text:p>
            <text:p text:style-name="P1"><text:span text:style-name="T1">where any variables defined in the body are</text:span></text:p>
            <text:p text:style-name="P1"><text:span text:style-name="T1">freed upon </text:span><text:span text:style-name="T2">end</text:span><text:span text:style-name="T1">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7.4cm" svg:y="23.6cm">
            <text:p text:style-name="P3"><text:span text:style-name="T4">Block Scop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/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7T21:32:27.493000000</meta:creation-date>
    <dc:date>2017-07-27T18:12:15.133000000</dc:date>
    <meta:editing-duration>PT1H56M47S</meta:editing-duration>
    <meta:editing-cycles>30</meta:editing-cycles>
    <meta:generator>LibreOffice/5.3.4.2$Windows_X86_64 LibreOffice_project/f82d347ccc0be322489bf7da61d7e4ad13fe2ff3</meta:generator>
    <meta:document-statistic meta:object-count="67"/>
  </office:meta>
</office:document-meta>
</file>